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zusie</text:span><text:span text:style-name="T1"><text:line-break/></text:span><text:span text:style-name="T2">ppp</text:span><text:span text:style-name="T1"><text:line-break/></text:span><text:span text:style-name="T1">Synu Dawida</text:span><text:span text:style-name="T1"><text:line-break/></text:span><text:span text:style-name="T2">ppp</text:span><text:span text:style-name="T1"><text:line-break/></text:span><text:span text:style-name="T1">ulituj się nade mn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atrz, </text:span><text:span text:style-name="T1">Zrywam</text:span><text:span text:style-name="T1"><text:line-break/></text:span><text:span text:style-name="T2">ppp</text:span><text:span text:style-name="T1"><text:line-break/></text:span><text:span text:style-name="T1">z siebie płaszcz</text:span><text:span text:style-name="T1"><text:line-break/></text:span><text:span text:style-name="T2">ppp</text:span><text:span text:style-name="T1"><text:line-break/></text:span><text:span text:style-name="T1">Odkrywam rany swe</text:span><text:span text:style-name="T1"><text:line-break/></text:span><text:span text:style-name="T2">ppp</text:span><text:span text:style-name="T1"><text:line-break/></text:span><text:span text:style-name="T1">Ty Panie wszystko wiesz</text:span><text:span text:style-name="T1"><text:line-break/></text:span><text:span text:style-name="T2">ppp</text:span><text:span text:style-name="T1"><text:line-break/></text:span><text:span text:style-name="T1">Jezu ulituj się</text:span><text:span text:style-name="T1"><text:line-break/></text:span><text:span text:style-name="T2">ppp</text:span><text:span text:style-name="T1"><text:line-break/></text:span><text:span text:style-name="T1">Rabbuni abym przejrz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ie</text:span><text:span text:style-name="T1"><text:line-break/></text:span><text:span text:style-name="T2">ppp</text:span><text:span text:style-name="T1"><text:line-break/></text:span><text:span text:style-name="T1">Synu Dawida</text:span><text:span text:style-name="T1"><text:line-break/></text:span><text:span text:style-name="T2">ppp</text:span><text:span text:style-name="T1"><text:line-break/></text:span><text:span text:style-name="T1">ulituj się nade mn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abbuni zlituj się</text:span><text:span text:style-name="T1"><text:line-break/></text:span><text:span text:style-name="T2">ppp</text:span><text:span text:style-name="T1"><text:line-break/></text:span><text:span text:style-name="T1">Rabbuni przejrzeć chcę</text:span><text:span text:style-name="T1"><text:line-break/></text:span><text:span text:style-name="T2">ppp</text:span><text:span text:style-name="T1"><text:line-break/></text:span><text:span text:style-name="T1">Ja słyszę, że przechodzisz</text:span><text:span text:style-name="T1"><text:line-break/></text:span><text:span text:style-name="T2">ppp</text:span><text:span text:style-name="T1"><text:line-break/></text:span><text:span text:style-name="T1">Rabbuni uzdrów mnie,</text:span><text:span text:style-name="T1"><text:line-break/></text:span><text:span text:style-name="T2">ppp</text:span><text:span text:style-name="T1"><text:line-break/></text:span><text:span text:style-name="T1">A pójdę Twoją drog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zusie</text:span><text:span text:style-name="T1"><text:line-break/></text:span><text:span text:style-name="T2">ppp</text:span><text:span text:style-name="T1"><text:line-break/></text:span><text:span text:style-name="T1">Synu Dawida</text:span><text:span text:style-name="T1"><text:line-break/></text:span><text:span text:style-name="T2">ppp</text:span><text:span text:style-name="T1"><text:line-break/></text:span><text:span text:style-name="T1">ulituj się nade mn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5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5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3-02T23:35:55</meta:creation-date>
    <dc:creator>Rafał Talacha</dc:creator>
    <dc:date>2009-01-14T20:37:49</dc:date>
    <dc:language>pl-PL</dc:language>
    <meta:editing-cycles>11</meta:editing-cycles>
    <meta:editing-duration>PT11M42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